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list-style-name="L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style:contextual-spacing="false" fo:line-height="138%" fo:text-align="justify" style:justify-single-word="false" style:writing-mode="lr-tb"/>
    </style:style>
    <style:style style:name="T1" style:family="text">
      <style:text-properties style:font-name="Arial" fo:font-size="12pt" fo:font-style="normal" fo:font-weight="normal"/>
    </style:style>
    <style:style style:name="T2" style:family="text">
      <style:text-properties fo:font-variant="normal" fo:text-transform="none" fo:color="#000000" loext:opacity="100%" style:font-name="Arial" fo:font-size="12pt"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underline-style="solid" style:text-underline-width="auto" style:text-underline-color="font-color"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aad35b70-7fff-206c-a76a-b42acf178bdc"/>O que é um banco de dados e qual é a sua finalidade?</text:p>
      <text:p text:style-name="P2">É  um sistema organizado de armazenamento de dados que permite armazenar, gerenciar e recuperar informações de forma eficiente e segura.</text:p>
      <text:p text:style-name="P8"> <text:span text:style-name="T1">Sua finalidade é fornecer um local centralizado para armazenar e acessar dados, garantindo sua integridade e permitindo a manipulação dos dados conforme necessário.</text:span></text:p>
      <text:p text:style-name="Text_20_body"/>
      <text:p text:style-name="P1">Explique a diferença entre um banco de dados relacional e um banco de dados não relacional.</text:p>
      <text:p text:style-name="P9"><text:span text:style-name="T2">Banco de dados relacional</text:span><text:span text:style-name="T4"> </text:span><text:span text:style-name="T3">organiza os dados em tabelas relacionadas por chaves primárias e estrangeiras, seguindo uma estrutura pré-definida.</text:span></text:p>
      <text:p text:style-name="P9"><text:span text:style-name="T3">Já um</text:span><text:span text:style-name="T5"> </text:span><text:span text:style-name="T2">banco de dados não relacional (NoSQL</text:span><text:span text:style-name="T3">) permite uma estrutura flexível de armazenamento, como documentos, grafos ou pares chave-valor, sem a necessidade de esquemas rígidos. Essa diferença permite maior escalabilidade e flexibilidade no armazenamento e manipulação dos dados.</text:span></text:p>
      <text:p text:style-name="P2">]</text:p>
      <text:p text:style-name="P1">Quais são as vantagens de utilizar um banco de dados relacional?</text:p>
      <text:list text:style-name="L1">
        <text:list-item>
          <text:p text:style-name="P3">Estrutura organizada dos dados em tabelas e relacionamentos, permitindo a integridade referencial.</text:p>
        </text:list-item>
        <text:list-item>
          <text:p text:style-name="P3">Uso da linguagem SQL para consultas complexas e manipulação de dados.</text:p>
        </text:list-item>
        <text:list-item>
          <text:p text:style-name="P3">Suporte a operações ACID (Atomicidade, Consistência, Isolamento e Durabilidade) para garantir a confiabilidade e consistência dos dados.</text:p>
        </text:list-item>
        <text:list-item>
          <text:p text:style-name="P3">Capacidade de normalizar os dados para evitar redundâncias e inconsistências.</text:p>
        </text:list-item>
        <text:list-item>
          <text:p text:style-name="P3">Facilidade na criação de consultas e relatórios utilizando operações de junção e agregação.</text:p>
        </text:list-item>
      </text:list>
      <text:p text:style-name="Text_20_body"/>
      <text:p text:style-name="P1">Quais são as principais entidades envolvidas em um modelo relacional?</text:p>
      <text:p text:style-name="P2">As principais entidades são as tabelas, que representam conjuntos de dados organizados em linhas (registros) e colunas (atributos). Cada tabela tem um nome único e os atributos definem as informações que são armazenadas em cada coluna.</text:p>
      <text:p text:style-name="Text_20_body"/>
      <text:p text:style-name="P1">O que é uma chave primária e qual é a sua importância em um banco de dados?</text:p>
      <text:p text:style-name="P9"><text:span text:style-name="T3">Uma chave primária é um </text:span><text:span text:style-name="T2">atributo</text:span><text:span text:style-name="T4"> </text:span><text:span text:style-name="T3">que identifica exclusivamente cada registro em uma tabela. </text:span></text:p>
      <text:p text:style-name="P2">Sua importância reside na garantia da unicidade e integridade dos dados, evitando a duplicação de informações. Além disso, as chaves primárias são usadas para estabelecer relacionamentos entre tabelas por meio de chaves estrangeiras.</text:p>
      <text:p text:style-name="Text_20_body"><text:soft-page-break/><text:line-break/><text:line-break/></text:p>
      <text:p text:style-name="P1">O que são chaves estrangeiras e qual é a sua importância em um modelo Entidade-Relacionamento?</text:p>
      <text:p text:style-name="P2">É uma coluna ou combinação de colunas usada para estabelecer e impor um link entre os dados de duas tabelas, a fim de controlar os dados que podem ser armazenados na tabela de chave estrangeira.</text:p>
      <text:p text:style-name="Text_20_body"/>
      <text:p text:style-name="P2">São atributos que estabelecem um relacionamento entre duas entidades. Elas referenciam a chave primária de outra entidade para criar uma associação entre elas. As chaves estrangeiras são importantes para garantir a integridade referencial e a consistência dos dados em um banco de dados.</text:p>
      <text:p text:style-name="Text_20_body"/>
      <text:p text:style-name="P1">Descreva os conceitos de normalização de dados e explique por que ela é importante em um banco de dados relacional.</text:p>
      <text:p text:style-name="P2">A normalização de dados é o processo de projetar um banco de dados relacional para eliminar redundâncias e anomalias dos dados. Ela divide os dados em tabelas relacionadas de forma que cada tabela representa uma única entidade ou relação. A normalização ajuda a evitar inconsistências e redundâncias nos dados, melhorando a eficiência do armazenamento e facilitando a manutenção e a realização de consultas complexas.</text:p>
      <text:p text:style-name="Text_20_body"/>
      <text:p text:style-name="P1">Quais são os tipos de relacionamentos mais comuns em um modelo relacional?</text:p>
      <text:p text:style-name="P2">Os tipos de relacionamentos mais comuns em um modelo relacional são:</text:p>
      <text:list text:style-name="L2">
        <text:list-item>
          <text:p text:style-name="P4">Relacionamento um para um (1:1): cada registro em uma tabela está relacionado a no máximo um registro em outra tabela.</text:p>
        </text:list-item>
        <text:list-item>
          <text:p text:style-name="P4">Relacionamento um para muitos (1:N): cada registro em uma tabela está relacionado a um ou mais registros em outra tabela.</text:p>
        </text:list-item>
        <text:list-item>
          <text:p text:style-name="P4">Relacionamento muitos para muitos (N:N): múltiplos registros em uma tabela estão relacionados a múltiplos registros em outra tabela, exigindo uma tabela de junção para mapear os relacionamentos.</text:p>
        </text:list-item>
      </text:list>
      <text:p text:style-name="Text_20_body"/>
      <text:p text:style-name="P1">Explique o conceito de integridade referencial em um banco de dados relacional.</text:p>
      <text:p text:style-name="Text_20_body"/>
      <text:p text:style-name="P2">é um conceito no banco de dados relacional que garante a consistência dos relacionamentos entre as tabelas. </text:p>
      <text:p text:style-name="P2"><text:soft-page-break/>Ela define que uma chave estrangeira em uma tabela deve fazer referência a uma chave primária existente em outra tabela, garantindo que os relacionamentos entre as tabelas sejam válidos. Isso evita inconsistências e garante a integridade dos dados durante a manipulação e a exclusão de registros relacionados.</text:p>
      <text:p text:style-name="Text_20_body"/>
      <text:p text:style-name="P1">Quais são os principais desafios no gerenciamento de bancos de dados distribuídos?</text:p>
      <text:p text:style-name="Text_20_body"/>
      <text:list text:style-name="L3">
        <text:list-item>
          <text:p text:style-name="P5">Coordenação e sincronização dos dados entre os diferentes nós do sistema distribuído;</text:p>
        </text:list-item>
        <text:list-item>
          <text:p text:style-name="P5">Garantia da consistência e integridade dos dados em ambientes distribuídos;</text:p>
        </text:list-item>
        <text:list-item>
          <text:p text:style-name="P5">Implementação de mecanismos de replicação e fragmentação de dados para melhorar o desempenho e a disponibilidade; </text:p>
        </text:list-item>
        <text:list-item>
          <text:p text:style-name="P5">Gerenciamento da segurança e da privacidade dos dados em um ambiente distribuído;</text:p>
        </text:list-item>
        <text:list-item>
          <text:p text:style-name="P5">Resolução de conflitos de atualização e detecção de concorrência em operações simultâneas em diferentes nós do sistema.</text:p>
        </text:list-item>
      </text:list>
      <text:p text:style-name="Text_20_body"/>
      <text:p text:style-name="P1">O que é o Modelo Entidade-Relacionamento?</text:p>
      <text:p text:style-name="Text_20_body"/>
      <text:p text:style-name="P2">É uma técnica de modelagem de dados usada para representar a estrutura lógica de um banco de dados. Ele descreve as entidades, os relacionamentos entre as entidades e os atributos associados a elas.</text:p>
      <text:p text:style-name="Text_20_body"/>
      <text:p text:style-name="P1">Quais são os principais componentes do Modelo Entidade-Relacionamento?</text:p>
      <text:list text:style-name="L4">
        <text:list-item>
          <text:p text:style-name="P6">Entidades: representam objetos ou conceitos do mundo real, como pessoas, lugares, produtos.</text:p>
        </text:list-item>
        <text:list-item>
          <text:p text:style-name="P6">Relacionamentos: descrevem as associações entre entidades.</text:p>
        </text:list-item>
        <text:list-item>
          <text:p text:style-name="P6">Atributos: características ou propriedades que descrevem as entidades ou os relacionamentos.</text:p>
        </text:list-item>
        <text:list-item>
          <text:p text:style-name="P6">Cardinalidade: especifica o número de ocorrências em um relacionamento (um para um, um para muitos, muitos para muitos).</text:p>
        </text:list-item>
        <text:list-item>
          <text:p text:style-name="P6">Chaves: identificam exclusivamente cada instância de uma entidade.</text:p>
        </text:list-item>
      </text:list>
      <text:p text:style-name="Text_20_body"/>
      <text:p text:style-name="P1">O que é uma entidade fraca?</text:p>
      <text:p text:style-name="P2"><text:soft-page-break/>É uma entidade que depende de outra entidade para existir. Ela não possui uma chave primária própria e precisa de uma chave estrangeira para se identificar em relação à entidade proprietária.</text:p>
      <text:p text:style-name="Text_20_body"/>
      <text:p text:style-name="P1">O que é um relacionamento recursivo?</text:p>
      <text:p text:style-name="P8"> <text:span text:style-name="T1">É um tipo de relacionamento em que uma entidade está associada a outra instância da mesma entidade. Por exemplo, em um modelo de funcionários, pode haver um relacionamento recursivo em que um funcionário é o supervisor de outro funcionário.</text:span></text:p>
      <text:p text:style-name="Text_20_body"/>
      <text:p text:style-name="P1">O que é a cardinalidade em um relacionamento?</text:p>
      <text:p text:style-name="P2">Define o número de ocorrências que uma entidade pode ter em relação a outra entidade. Ela é expressa pelos termos "um" (1) e "muitos" (N) e pode ser um para um (1:1), um para muitos (1:N) ou muitos para muitos (N:N).</text:p>
      <text:p text:style-name="Text_20_body"/>
      <text:p text:style-name="P1">O que é um atributo multivalorado?</text:p>
      <text:p text:style-name="P2">é um atributo que pode ter mais de um valor para uma instância de uma entidade. Por exemplo, um atributo "telefone" em uma entidade "cliente" pode ter vários valores, como telefone residencial, telefone comercial, celular, etc.</text:p>
      <text:p text:style-name="Text_20_body"/>
      <text:p text:style-name="P1">Quais são os principais tipos de relacionamentos no Modelo Entidade-Relacionamento?</text:p>
      <text:list text:style-name="L5">
        <text:list-item>
          <text:p text:style-name="P7">Relacionamento um para um (1:1): uma instância de uma entidade está associada a no máximo uma instância da outra entidade.</text:p>
        </text:list-item>
        <text:list-item>
          <text:p text:style-name="P7">Relacionamento um para muitos (1:N): uma instância de uma entidade está associada a várias instâncias da outra entidade.</text:p>
        </text:list-item>
        <text:list-item>
          <text:p text:style-name="P7">Relacionamento muitos para muitos (N:N): várias instâncias de uma entidade estão associadas a várias instâncias da outra entidade, exigindo uma tabela de associação para representar esse relacionamento.</text:p>
        </text:list-item>
      </text:list>
      <text:p text:style-name="Text_20_body"/>
      <text:p text:style-name="P1">O que é a generalização/especialização em um modelo Entidade-Relacionamento?</text:p>
      <text:p text:style-name="P2">é um processo de modelagem em que uma entidade geral é dividida em subentidades mais específicas. A generalização cria uma hierarquia de entidades, permitindo a especialização de atributos e relacionamentos específicos para cada subentidade.</text:p>
      <text:p text:style-name="Text_20_body"/>
      <text:p text:style-name="P1">O que é um diagrama Entidade-Relacionamento (DER)?</text:p>
      <text:p text:style-name="P2">é uma representação visual do Modelo Entidade-Relacionamento. Ele mostra as entidades, os relacionamentos, os atributos e as cardinalidades entre as entidades. O <text:soft-page-break/>DER é uma ferramenta útil para a comunicação e compreensão do projeto de um banco de dado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3:06:33.408000000</meta:creation-date>
    <dc:date>2023-05-25T13:06:57.263000000</dc:date>
    <meta:editing-duration>PT24S</meta:editing-duration>
    <meta:editing-cycles>1</meta:editing-cycles>
    <meta:document-statistic meta:table-count="0" meta:image-count="0" meta:object-count="0" meta:page-count="5" meta:paragraph-count="62" meta:word-count="1197" meta:character-count="7761" meta:non-whitespace-character-count="6638"/>
    <meta:generator>LibreOffice/7.5.0.3$Windows_X86_64 LibreOffice_project/c21113d003cd3efa8c53188764377a8272d9d6de</meta:generator>
  </office:meta>
</office:document-meta>
</file>